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caf4" officeooo:paragraph-rsid="0010caf4"/>
    </style:style>
    <style:style style:name="P2" style:family="paragraph" style:parent-style-name="Standard" style:list-style-name="L2">
      <style:text-properties officeooo:rsid="0010caf4" officeooo:paragraph-rsid="0010caf4"/>
    </style:style>
    <style:style style:name="P3" style:family="paragraph" style:parent-style-name="Standard" style:list-style-name="L3">
      <style:text-properties officeooo:rsid="0010caf4" officeooo:paragraph-rsid="0010caf4"/>
    </style:style>
    <style:style style:name="P4" style:family="paragraph" style:parent-style-name="Standard" style:list-style-name="L4">
      <style:text-properties officeooo:rsid="00112a60" officeooo:paragraph-rsid="00112a60"/>
    </style:style>
    <style:style style:name="P5" style:family="paragraph" style:parent-style-name="Standard" style:list-style-name="L5">
      <style:text-properties officeooo:rsid="00112a60" officeooo:paragraph-rsid="00112a60"/>
    </style:style>
    <style:style style:name="T1" style:family="text">
      <style:text-properties officeooo:rsid="00112a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12261817" text:style-name="L1">
        <text:list-header>
          <text:p text:style-name="P1">LE DUC ANH</text:p>
          <text:p text:style-name="P1">Full Stack Developer</text:p>
        </text:list-header>
        <text:list-item>
          <text:p text:style-name="P1">Career Summary</text:p>
        </text:list-item>
      </text:list>
      <text:list xml:id="list969742273" text:style-name="L2">
        <text:list-item>
          <text:list>
            <text:list-item>
              <text:p text:style-name="P2">An ambitious problem solver with a passion for online businesses, and open-minded developer.</text:p>
            </text:list-item>
            <text:list-item>
              <text:p text:style-name="P2">Have a keen interest in technology, web application and user experience.</text:p>
            </text:list-item>
            <text:list-item>
              <text:p text:style-name="P2"><text:span text:style-name="T1">Desire to develop myself widely and deeply about information technology,</text:span> I am continually evaluating and upgrading my skills so that I stay at the cutting edge of web development.</text:p>
            </text:list-item>
          </text:list>
        </text:list-item>
      </text:list>
      <text:list xml:id="list120408853431325" text:continue-list="list4012261817" text:style-name="L1">
        <text:list-item>
          <text:p text:style-name="P1">Experiences</text:p>
        </text:list-item>
      </text:list>
      <text:list xml:id="list1814525884" text:style-name="L3">
        <text:list-item>
          <text:list>
            <text:list-item>
              <text:p text:style-name="P3">2019-present </text:p>
              <text:list>
                <text:list-item>
                  <text:p text:style-name="P3">Freelancer</text:p>
                </text:list-item>
                <text:list-item>
                  <text:p text:style-name="P3">Full stack developer</text:p>
                </text:list-item>
              </text:list>
            </text:list-item>
            <text:list-item>
              <text:p text:style-name="P3">2014-2019</text:p>
              <text:list>
                <text:list-item>
                  <text:p text:style-name="P3">Robert Bosch, Vietnam</text:p>
                </text:list-item>
                <text:list-item>
                  <text:p text:style-name="P3">Software engineer for Car Multimedia project</text:p>
                </text:list-item>
              </text:list>
            </text:list-item>
            <text:list-item>
              <text:p text:style-name="P3">2013-2014</text:p>
              <text:list>
                <text:list-item>
                  <text:p text:style-name="P3">W2 Solution, Vietnam</text:p>
                </text:list-item>
                <text:list-item>
                  <text:p text:style-name="P3">Web developer for W2 Ecommerce project</text:p>
                </text:list-item>
              </text:list>
            </text:list-item>
            <text:list-item>
              <text:p text:style-name="P3">2011-2013</text:p>
              <text:list>
                <text:list-item>
                  <text:p text:style-name="P3">Lotte Data, Vietnam</text:p>
                </text:list-item>
                <text:list-item>
                  <text:p text:style-name="P3">Software developer for Lotte Ecommerce project.</text:p>
                </text:list-item>
              </text:list>
            </text:list-item>
          </text:list>
        </text:list-item>
      </text:list>
      <text:list xml:id="list120409709992137" text:continue-list="list120408853431325" text:style-name="L1">
        <text:list-item>
          <text:p text:style-name="P1">Skill<text:span text:style-name="T1">s</text:span> and Education</text:p>
        </text:list-item>
      </text:list>
      <text:list xml:id="list1191633844" text:style-name="L4">
        <text:list-item>
          <text:list>
            <text:list-item>
              <text:p text:style-name="P4">Professional Skills</text:p>
              <text:list>
                <text:list-item>
                  <text:p text:style-name="P4">Javascript</text:p>
                </text:list-item>
                <text:list-item>
                  <text:p text:style-name="P4">HTML5/CSS</text:p>
                </text:list-item>
                <text:list-item>
                  <text:p text:style-name="P4">CMS</text:p>
                </text:list-item>
                <text:list-item>
                  <text:p text:style-name="P4">Database</text:p>
                </text:list-item>
                <text:list-item>
                  <text:p text:style-name="P4">ASP.NET</text:p>
                </text:list-item>
              </text:list>
            </text:list-item>
            <text:list-item>
              <text:p text:style-name="P4">Personal skills</text:p>
              <text:list>
                <text:list-item>
                  <text:p text:style-name="P4">Creativity</text:p>
                </text:list-item>
                <text:list-item>
                  <text:p text:style-name="P4">Leadership</text:p>
                </text:list-item>
                <text:list-item>
                  <text:p text:style-name="P4">Organization</text:p>
                </text:list-item>
              </text:list>
            </text:list-item>
            <text:list-item>
              <text:p text:style-name="P4">Education</text:p>
              <text:list>
                <text:list-item>
                  <text:p text:style-name="P4">freeCodeCamp organization</text:p>
                  <text:list>
                    <text:list-item>
                      <text:p text:style-name="P4">2019 – present</text:p>
                    </text:list-item>
                    <text:list-item>
                      <text:p text:style-name="P4">Responsive Web Design Certification</text:p>
                    </text:list-item>
                    <text:list-item>
                      <text:p text:style-name="P4">Javascript Algorithms and Data Structure Certification</text:p>
                    </text:list-item>
                  </text:list>
                </text:list-item>
                <text:list-item>
                  <text:p text:style-name="P4">Ho Chi Minh city University of Science</text:p>
                  <text:list>
                    <text:list-item>
                      <text:p text:style-name="P4">2012-2013</text:p>
                    </text:list-item>
                    <text:list-item>
                      <text:p text:style-name="P4">Developing Web Application with ASP.NET Certification</text:p>
                    </text:list-item>
                    <text:list-item>
                      <text:p text:style-name="P4">Oracle Database PL/SQL Developer Certification</text:p>
                    </text:list-item>
                  </text:list>
                </text:list-item>
                <text:list-item>
                  <text:p text:style-name="P4">Ho Chi Minh city University of Technology</text:p>
                  <text:list>
                    <text:list-item>
                      <text:p text:style-name="P4">2007-2012</text:p>
                    </text:list-item>
                    <text:list-item>
                      <text:p text:style-name="P4">Bachelor of Computer Science</text:p>
                    </text:list-item>
                  </text:list>
                </text:list-item>
              </text:list>
            </text:list-item>
          </text:list>
        </text:list-item>
      </text:list>
      <text:list xml:id="list120409500458376" text:continue-list="list120409709992137" text:style-name="L1">
        <text:list-item>
          <text:p text:style-name="P1">Address</text:p>
        </text:list-item>
      </text:list>
      <text:list xml:id="list1362585724" text:style-name="L5">
        <text:list-item>
          <text:list>
            <text:list-item>
              <text:p text:style-name="P5">Address</text:p>
              <text:list>
                <text:list-item>
                  <text:p text:style-name="P5">20 TMT street, District 12, Ho Chi Minh city, Vietnam</text:p>
                </text:list-item>
              </text:list>
            </text:list-item>
            <text:list-item>
              <text:p text:style-name="P5">Contact</text:p>
              <text:list>
                <text:list-item>
                  <text:p text:style-name="P5">Mobile: +84.33.303.7357</text:p>
                </text:list-item>
              </text:list>
            </text:list-item>
            <text:list-item>
              <text:p text:style-name="P5"><text:soft-page-break/>Links</text:p>
              <text:list>
                <text:list-item>
                  <text:p text:style-name="P5">Email: <text:a xlink:type="simple" xlink:href="mailto:manwithcode@live.com" text:style-name="Internet_20_link" text:visited-style-name="Visited_20_Internet_20_Link">manwithcode@live.com</text:a></text:p>
                </text:list-item>
              </text:list>
            </text:list-item>
            <text:list-item>
              <text:p text:style-name="P5">Portfolio</text:p>
              <text:list>
                <text:list-item>
                  <text:p text:style-name="P5">myporffolio.herokuapp.com</text:p>
                </text:list-item>
              </text:list>
            </text:list-item>
            <text:list-item>
              <text:p text:style-name="P5">Facebook:</text:p>
              <text:list>
                <text:list-item>
                  <text:p text:style-name="P5">facebook.com/manwithcode</text:p>
                </text:list-item>
              </text:list>
            </text:list-item>
            <text:list-item>
              <text:p text:style-name="P5">Github:</text:p>
              <text:list>
                <text:list-item>
                  <text:p text:style-name="P5">github.com/wolfwithcode</text:p>
                </text:list-item>
              </text:list>
            </text:list-item>
            <text:list-item>
              <text:p text:style-name="P5">Linkedin:</text:p>
              <text:list>
                <text:list-item>
                  <text:p text:style-name="P5">linkedin.com/in/anh-le-duc-14954b173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1:40:52.722000000</meta:creation-date>
    <meta:generator>LibreOffice/6.2.5.2$Windows_X86_64 LibreOffice_project/1ec314fa52f458adc18c4f025c545a4e8b22c159</meta:generator>
    <dc:date>2020-05-08T12:04:07.495000000</dc:date>
    <meta:editing-duration>PT12M21S</meta:editing-duration>
    <meta:editing-cycles>1</meta:editing-cycles>
    <meta:document-statistic meta:table-count="0" meta:image-count="0" meta:object-count="0" meta:page-count="2" meta:paragraph-count="57" meta:word-count="239" meta:character-count="1471" meta:non-whitespace-character-count="1342"/>
  </office:meta>
</office:document-meta>
</file>